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8/2012 au 31/08/2012</text:p>
      <text:p text:style-name="P2"/>
      <text:p text:style-name="P3">Au cour de ce mois de Août et dans le cadre de la recherche sur Generic System, j'ai participé aux différents points exposés ci-dessous.</text:p>
      <text:p text:style-name="P4"/>
      <text:p text:style-name="P4">Suite au nouveau modèle : refonte de la gestion du remove et notamment de la ReferentialIntegritySystemProperty.</text:p>
      <text:p text:style-name="P4"/>
      <text:p text:style-name="P4">Documentation de l'api.</text:p>
      <text:p text:style-name="P4"/>
      <text:p text:style-name="P4">Réflexion d'une nouvelle architecture dans l'optique de rendre l'api plus simple pour les utilisateurs.</text:p>
      <text:p text:style-name="P4"/>
      <text:p text:style-name="P4">Déplacement de la persistance dans le noyau de Generic System, ce qui a permis de supprimer de nombreuses interfaces de l'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9-03T12:20:20</dc:date>
    <meta:editing-duration>P2DT15H52M</meta:editing-duration>
    <meta:editing-cycles>108</meta:editing-cycles>
    <meta:generator>LibreOffice/3.4$Unix LibreOffice_project/340m1$Build-502</meta:generator>
    <meta:print-date>2012-08-27T17:44:40</meta:print-date>
    <meta:document-statistic meta:table-count="0" meta:image-count="0" meta:object-count="0" meta:page-count="1" meta:paragraph-count="8" meta:word-count="90" meta:character-count="575" meta:non-whitespace-character-count="493"/>
  </office:meta>
</office:document-meta>
</file>